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28/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MainActivity.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920859200" text:style-name="WWNum1">
        <text:list-item>
          <text:p text:style-name="P17"/>
        </text:list-item>
        <text:list-item>
          <text:p text:style-name="P17"/>
        </text:list-item>
        <text:list-item>
          <text:p text:style-name="P18"><text:span text:style-name="T4">Design Principles (Modularity, Cohesion, Coupling). </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public String getAccessToken()</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String getClientId()</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rotected void onCreate(Bundle savedInstanceState)</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rotected void onResume()</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boolean onCreateOptionsMenu(Menu menu)</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boolean onSupportNavigateUp()</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boolean isConnected()</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3"/>
          </table:table-cell>
        </table:table-row>
      </table:table>
      <text:p text:style-name="P4"/>
      <text:list xml:id="list225208592760191" text:continue-numbering="true" text:style-name="WWNum1">
        <text:list-item>
          <text:p text:style-name="P17"/>
        </text:list-item>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103" meta:word-count="407" meta:character-count="2501" meta:non-whitespace-character-count="2175"/>
    <meta:generator>LibreOfficeDev/6.0.5.2$Linux_X86_64 LibreOffice_project/</meta:generator>
  </office:meta>
</office:document-meta>
</file>